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9792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0.6569in"/>
    </style:style>
    <style:style style:name="Table1.F" style:family="table-column">
      <style:table-column-properties style:column-width="0.6458in"/>
    </style:style>
    <style:style style:name="Table1.H" style:family="table-column">
      <style:table-column-properties style:column-width="0.6354in"/>
    </style:style>
    <style:style style:name="Table1.I" style:family="table-column">
      <style:table-column-properties style:column-width="0.625in"/>
    </style:style>
    <style:style style:name="Table1.J" style:family="table-column">
      <style:table-column-properties style:column-width="0.6146in"/>
    </style:style>
    <style:style style:name="Table1.K" style:family="table-column">
      <style:table-column-properties style:column-width="0.6049in"/>
    </style:style>
    <style:style style:name="Table1.L" style:family="table-column">
      <style:table-column-properties style:column-width="0.5938in"/>
    </style:style>
    <style:style style:name="Table1.N" style:family="table-column">
      <style:table-column-properties style:column-width="0.5833in"/>
    </style:style>
    <style:style style:name="Table1.O" style:family="table-column">
      <style:table-column-properties style:column-width="0.584in"/>
    </style:style>
    <style:style style:name="Table1.P" style:family="table-column">
      <style:table-column-properties style:column-width="0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917in" fo:keep-together="auto"/>
    </style:style>
    <style:style style:name="Table2" style:family="table">
      <style:table-properties style:width="9.9792in" fo:margin-left="0in" fo:margin-top="0in" fo:margin-bottom="0in" table:align="left"/>
    </style:style>
    <style:style style:name="Table2.A" style:family="table-column">
      <style:table-column-properties style:column-width="0.6563in"/>
    </style:style>
    <style:style style:name="Table2.B" style:family="table-column">
      <style:table-column-properties style:column-width="0.6569in"/>
    </style:style>
    <style:style style:name="Table2.F" style:family="table-column">
      <style:table-column-properties style:column-width="0.6458in"/>
    </style:style>
    <style:style style:name="Table2.H" style:family="table-column">
      <style:table-column-properties style:column-width="0.6354in"/>
    </style:style>
    <style:style style:name="Table2.I" style:family="table-column">
      <style:table-column-properties style:column-width="0.625in"/>
    </style:style>
    <style:style style:name="Table2.J" style:family="table-column">
      <style:table-column-properties style:column-width="0.6146in"/>
    </style:style>
    <style:style style:name="Table2.K" style:family="table-column">
      <style:table-column-properties style:column-width="0.6049in"/>
    </style:style>
    <style:style style:name="Table2.L" style:family="table-column">
      <style:table-column-properties style:column-width="0.5938in"/>
    </style:style>
    <style:style style:name="Table2.N" style:family="table-column">
      <style:table-column-properties style:column-width="0.5833in"/>
    </style:style>
    <style:style style:name="Table2.O" style:family="table-column">
      <style:table-column-properties style:column-width="0.584in"/>
    </style:style>
    <style:style style:name="Table2.P" style:family="table-column">
      <style:table-column-properties style:column-width="0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917in" fo:keep-together="auto"/>
    </style:style>
    <style:style style:name="Table3" style:family="table">
      <style:table-properties style:width="9.7708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8229in"/>
    </style:style>
    <style:style style:name="Table3.B" style:family="table-column">
      <style:table-column-properties style:column-width="2.2396in"/>
    </style:style>
    <style:style style:name="Table3.C" style:family="table-column">
      <style:table-column-properties style:column-width="4.1035in"/>
    </style:style>
    <style:style style:name="Table3.D" style:family="table-column">
      <style:table-column-properties style:column-width="0.7292in"/>
    </style:style>
    <style:style style:name="Table3.E" style:family="table-column">
      <style:table-column-properties style:column-width="0.87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D2" style:family="table-cell">
      <style:table-cell-properties fo:padding="0.0694in" fo:border="1pt solid #000000"/>
    </style:style>
    <style:style style:name="Table3.E2" style:family="table-cell">
      <style:table-cell-properties fo:padding="0.0694in" fo:border="1pt solid #000000"/>
    </style:style>
    <style:style style:name="Table3.D3" style:family="table-cell">
      <style:table-cell-properties fo:padding="0.0694in" fo:border="1pt solid #000000"/>
    </style:style>
    <style:style style:name="Table3.E3" style:family="table-cell">
      <style:table-cell-properties fo:padding="0.0694in" fo:border="1pt solid #000000"/>
    </style:style>
    <style:style style:name="Table3.D4" style:family="table-cell">
      <style:table-cell-properties fo:padding="0.0694in" fo:border="1pt solid #000000"/>
    </style:style>
    <style:style style:name="Table3.E4" style:family="table-cell">
      <style:table-cell-properties fo:padding="0.0694in" fo:border="1pt solid #000000"/>
    </style:style>
    <style:style style:name="Table3.D5" style:family="table-cell">
      <style:table-cell-properties fo:padding="0.0694in" fo:border="1pt solid #000000"/>
    </style:style>
    <style:style style:name="Table3.E5" style:family="table-cell">
      <style:table-cell-properties fo:padding="0.0694in" fo:border="1pt solid #000000"/>
    </style:style>
    <style:style style:name="Table3.D6" style:family="table-cell">
      <style:table-cell-properties fo:padding="0.0694in" fo:border="1pt solid #000000"/>
    </style:style>
    <style:style style:name="Table3.E6" style:family="table-cell">
      <style:table-cell-properties fo:padding="0.0694in" fo:border="1pt solid #000000"/>
    </style:style>
    <style:style style:name="Table3.D7" style:family="table-cell">
      <style:table-cell-properties fo:padding="0.0694in" fo:border="1pt solid #000000"/>
    </style:style>
    <style:style style:name="Table3.E7" style:family="table-cell">
      <style:table-cell-properties fo:padding="0.0694in" fo:border="1pt solid #000000"/>
    </style:style>
    <style:style style:name="Table3.D8" style:family="table-cell">
      <style:table-cell-properties fo:padding="0.0694in" fo:border="1pt solid #000000"/>
    </style:style>
    <style:style style:name="Table3.E8" style:family="table-cell">
      <style:table-cell-properties fo:padding="0.0694in" fo:border="1pt solid #000000"/>
    </style:style>
    <style:style style:name="Table3.D9" style:family="table-cell">
      <style:table-cell-properties fo:padding="0.0694in" fo:border="1pt solid #000000"/>
    </style:style>
    <style:style style:name="Table3.E9" style:family="table-cell">
      <style:table-cell-properties fo:padding="0.0694in" fo:border="1pt solid #000000"/>
    </style:style>
    <style:style style:name="Table3.D10" style:family="table-cell">
      <style:table-cell-properties fo:padding="0.0694in" fo:border="1pt solid #000000"/>
    </style:style>
    <style:style style:name="Table3.E10" style:family="table-cell">
      <style:table-cell-properties fo:padding="0.0694in" fo:border="1pt solid #000000"/>
    </style:style>
    <style:style style:name="Table3.D11" style:family="table-cell">
      <style:table-cell-properties fo:padding="0.0694in" fo:border="1pt solid #000000"/>
    </style:style>
    <style:style style:name="Table3.E11" style:family="table-cell">
      <style:table-cell-properties fo:padding="0.0694in" fo:border="1pt solid #000000"/>
    </style:style>
    <style:style style:name="Table3.D12" style:family="table-cell">
      <style:table-cell-properties fo:padding="0.0694in" fo:border="1pt solid #000000"/>
    </style:style>
    <style:style style:name="Table3.E12" style:family="table-cell">
      <style:table-cell-properties fo:padding="0.0694in" fo:border="1pt solid #000000"/>
    </style:style>
    <style:style style:name="Table3.D13" style:family="table-cell">
      <style:table-cell-properties fo:padding="0.0694in" fo:border="1pt solid #000000"/>
    </style:style>
    <style:style style:name="Table3.E13" style:family="table-cell">
      <style:table-cell-properties fo:padding="0.0694in" fo:border="1pt solid #000000"/>
    </style:style>
    <style:style style:name="Table3.D14" style:family="table-cell">
      <style:table-cell-properties fo:padding="0.0694in" fo:border="1pt solid #000000"/>
    </style:style>
    <style:style style:name="Table3.E14" style:family="table-cell">
      <style:table-cell-properties fo:padding="0.0694in" fo:border="1pt solid #000000"/>
    </style:style>
    <style:style style:name="Table3.D15" style:family="table-cell">
      <style:table-cell-properties fo:padding="0.0694in" fo:border="1pt solid #000000"/>
    </style:style>
    <style:style style:name="Table3.E15" style:family="table-cell">
      <style:table-cell-properties fo:padding="0.0694in" fo:border="1pt solid #000000"/>
    </style:style>
    <style:style style:name="Table3.D16" style:family="table-cell">
      <style:table-cell-properties fo:padding="0.0694in" fo:border="1pt solid #000000"/>
    </style:style>
    <style:style style:name="Table3.E16" style:family="table-cell">
      <style:table-cell-properties fo:padding="0.0694in" fo:border="1pt solid #000000"/>
    </style:style>
    <style:style style:name="Table3.D17" style:family="table-cell">
      <style:table-cell-properties fo:padding="0.0694in" fo:border="1pt solid #000000"/>
    </style:style>
    <style:style style:name="Table3.E17" style:family="table-cell">
      <style:table-cell-properties fo:padding="0.0694in" fo:border="1pt solid #000000"/>
    </style:style>
    <style:style style:name="Table3.D18" style:family="table-cell">
      <style:table-cell-properties fo:padding="0.0694in" fo:border="1pt solid #000000"/>
    </style:style>
    <style:style style:name="Table3.E18" style:family="table-cell">
      <style:table-cell-properties fo:padding="0.0694in" fo:border="1pt solid #000000"/>
    </style:style>
    <style:style style:name="Table3.D19" style:family="table-cell">
      <style:table-cell-properties fo:padding="0.0694in" fo:border="1pt solid #000000"/>
    </style:style>
    <style:style style:name="Table3.E19" style:family="table-cell">
      <style:table-cell-properties fo:padding="0.0694in" fo:border="1pt solid #000000"/>
    </style:style>
    <style:style style:name="Table3.D20" style:family="table-cell">
      <style:table-cell-properties fo:padding="0.0694in" fo:border="1pt solid #000000"/>
    </style:style>
    <style:style style:name="Table3.E20" style:family="table-cell">
      <style:table-cell-properties fo:padding="0.0694in" fo:border="1pt solid #000000"/>
    </style:style>
    <style:style style:name="Table3.D21" style:family="table-cell">
      <style:table-cell-properties fo:padding="0.0694in" fo:border="1pt solid #000000"/>
    </style:style>
    <style:style style:name="Table3.E21" style:family="table-cell">
      <style:table-cell-properties fo:padding="0.0694in" fo:border="1pt solid #000000"/>
    </style:style>
    <style:style style:name="Table3.D22" style:family="table-cell">
      <style:table-cell-properties fo:padding="0.0694in" fo:border="1pt solid #000000"/>
    </style:style>
    <style:style style:name="Table3.E22" style:family="table-cell">
      <style:table-cell-properties fo:padding="0.0694in" fo:border="1pt solid #000000"/>
    </style:style>
    <style:style style:name="Table3.D23" style:family="table-cell">
      <style:table-cell-properties fo:padding="0.0694in" fo:border="1pt solid #000000"/>
    </style:style>
    <style:style style:name="Table3.E23" style:family="table-cell">
      <style:table-cell-properties fo:padding="0.0694in" fo:border="1pt solid #000000"/>
    </style:style>
    <style:style style:name="Table3.D24" style:family="table-cell">
      <style:table-cell-properties fo:padding="0.0694in" fo:border="1pt solid #000000"/>
    </style:style>
    <style:style style:name="Table3.E24" style:family="table-cell">
      <style:table-cell-properties fo:padding="0.0694in" fo:border="1pt solid #000000"/>
    </style:style>
    <style:style style:name="Table3.D25" style:family="table-cell">
      <style:table-cell-properties fo:padding="0.0694in" fo:border="1pt solid #000000"/>
    </style:style>
    <style:style style:name="Table3.E25" style:family="table-cell">
      <style:table-cell-properties fo:padding="0.0694in" fo:border="1pt solid #000000"/>
    </style:style>
    <style:style style:name="Table3.D26" style:family="table-cell">
      <style:table-cell-properties fo:padding="0.0694in" fo:border="1pt solid #000000"/>
    </style:style>
    <style:style style:name="Table3.E26" style:family="table-cell">
      <style:table-cell-properties fo:padding="0.0694in" fo:border="1pt solid #000000"/>
    </style:style>
    <style:style style:name="Table3.D27" style:family="table-cell">
      <style:table-cell-properties fo:padding="0.0694in" fo:border="1pt solid #000000"/>
    </style:style>
    <style:style style:name="Table3.E27" style:family="table-cell">
      <style:table-cell-properties fo:padding="0.0694in" fo:border="1pt solid #000000"/>
    </style:style>
    <style:style style:name="Table3.D28" style:family="table-cell">
      <style:table-cell-properties fo:padding="0.0694in" fo:border="1pt solid #000000"/>
    </style:style>
    <style:style style:name="Table3.E28" style:family="table-cell">
      <style:table-cell-properties fo:padding="0.0694in" fo:border="1pt solid #000000"/>
    </style:style>
    <style:style style:name="Table3.D29" style:family="table-cell">
      <style:table-cell-properties fo:padding="0.0694in" fo:border="1pt solid #000000"/>
    </style:style>
    <style:style style:name="Table3.E29" style:family="table-cell">
      <style:table-cell-properties fo:padding="0.0694in" fo:border="1pt solid #000000"/>
    </style:style>
    <style:style style:name="Table3.D30" style:family="table-cell">
      <style:table-cell-properties fo:padding="0.0694in" fo:border="1pt solid #000000"/>
    </style:style>
    <style:style style:name="Table3.E30" style:family="table-cell">
      <style:table-cell-properties fo:padding="0.0694in" fo:border="1pt solid #000000"/>
    </style:style>
    <style:style style:name="Table3.D31" style:family="table-cell">
      <style:table-cell-properties fo:padding="0.0694in" fo:border="1pt solid #000000"/>
    </style:style>
    <style:style style:name="Table3.E31" style:family="table-cell">
      <style:table-cell-properties fo:padding="0.0694in" fo:border="1pt solid #000000"/>
    </style:style>
    <style:style style:name="Table3.D32" style:family="table-cell">
      <style:table-cell-properties fo:padding="0.0694in" fo:border="1pt solid #000000"/>
    </style:style>
    <style:style style:name="Table3.E32" style:family="table-cell">
      <style:table-cell-properties fo:padding="0.0694in" fo:border="1pt solid #000000"/>
    </style:style>
    <style:style style:name="Table3.D33" style:family="table-cell">
      <style:table-cell-properties fo:padding="0.0694in" fo:border="1pt solid #000000"/>
    </style:style>
    <style:style style:name="Table3.E33" style:family="table-cell">
      <style:table-cell-properties fo:padding="0.0694in" fo:border="1pt solid #000000"/>
    </style:style>
    <style:style style:name="Table3.D34" style:family="table-cell">
      <style:table-cell-properties fo:padding="0.0694in" fo:border="1pt solid #000000"/>
    </style:style>
    <style:style style:name="Table3.E34" style:family="table-cell">
      <style:table-cell-properties fo:padding="0.0694in" fo:border="1pt solid #000000"/>
    </style:style>
    <style:style style:name="Table3.D35" style:family="table-cell">
      <style:table-cell-properties fo:padding="0.0694in" fo:border="1pt solid #000000"/>
    </style:style>
    <style:style style:name="Table3.E35" style:family="table-cell">
      <style:table-cell-properties fo:padding="0.0694in" fo:border="1pt solid #000000"/>
    </style:style>
    <style:style style:name="Table3.D36" style:family="table-cell">
      <style:table-cell-properties fo:padding="0.0694in" fo:border="1pt solid #000000"/>
    </style:style>
    <style:style style:name="Table3.E36" style:family="table-cell">
      <style:table-cell-properties fo:padding="0.0694in" fo:border="1pt solid #000000"/>
    </style:style>
    <style:style style:name="Table3.D37" style:family="table-cell">
      <style:table-cell-properties fo:padding="0.0694in" fo:border="1pt solid #000000"/>
    </style:style>
    <style:style style:name="Table3.E37" style:family="table-cell">
      <style:table-cell-properties fo:padding="0.0694in" fo:border="1pt solid #000000"/>
    </style:style>
    <style:style style:name="Table3.D38" style:family="table-cell">
      <style:table-cell-properties fo:padding="0.0694in" fo:border="1pt solid #000000"/>
    </style:style>
    <style:style style:name="Table3.E38" style:family="table-cell">
      <style:table-cell-properties fo:padding="0.0694in" fo:border="1pt solid #000000"/>
    </style:style>
    <style:style style:name="Table3.D39" style:family="table-cell">
      <style:table-cell-properties fo:padding="0.0694in" fo:border="1pt solid #000000"/>
    </style:style>
    <style:style style:name="Table3.E39" style:family="table-cell">
      <style:table-cell-properties fo:padding="0.0694in" fo:border="1pt solid #000000"/>
    </style:style>
    <style:style style:name="Table3.D40" style:family="table-cell">
      <style:table-cell-properties fo:padding="0.0694in" fo:border="1pt solid #000000"/>
    </style:style>
    <style:style style:name="Table3.E40" style:family="table-cell">
      <style:table-cell-properties fo:padding="0.0694in" fo:border="1pt solid #000000"/>
    </style:style>
    <style:style style:name="Table3.D41" style:family="table-cell">
      <style:table-cell-properties fo:padding="0.0694in" fo:border="1pt solid #000000"/>
    </style:style>
    <style:style style:name="Table3.E41" style:family="table-cell">
      <style:table-cell-properties fo:padding="0.0694in" fo:border="1pt solid #000000"/>
    </style:style>
    <style:style style:name="Table3.D42" style:family="table-cell">
      <style:table-cell-properties fo:padding="0.0694in" fo:border="1pt solid #000000"/>
    </style:style>
    <style:style style:name="Table3.E42" style:family="table-cell">
      <style:table-cell-properties fo:padding="0.0694in" fo:border="1pt solid #000000"/>
    </style:style>
    <style:style style:name="Table3.D43" style:family="table-cell">
      <style:table-cell-properties fo:padding="0.0694in" fo:border="1pt solid #000000"/>
    </style:style>
    <style:style style:name="Table3.E43" style:family="table-cell">
      <style:table-cell-properties fo:padding="0.0694in" fo:border="1pt solid #000000"/>
    </style:style>
    <style:style style:name="Table3.D44" style:family="table-cell">
      <style:table-cell-properties fo:padding="0.0694in" fo:border="1pt solid #000000"/>
    </style:style>
    <style:style style:name="Table3.E44" style:family="table-cell">
      <style:table-cell-properties fo:padding="0.0694in" fo:border="1pt solid #000000"/>
    </style:style>
    <style:style style:name="Table3.D45" style:family="table-cell">
      <style:table-cell-properties fo:padding="0.0694in" fo:border="1pt solid #000000"/>
    </style:style>
    <style:style style:name="Table3.E45" style:family="table-cell">
      <style:table-cell-properties fo:padding="0.0694in" fo:border="1pt solid #000000"/>
    </style:style>
    <style:style style:name="Table3.D46" style:family="table-cell">
      <style:table-cell-properties fo:padding="0.0694in" fo:border="1pt solid #000000"/>
    </style:style>
    <style:style style:name="Table3.E46" style:family="table-cell">
      <style:table-cell-properties fo:padding="0.0694in" fo:border="1pt solid #000000"/>
    </style:style>
    <style:style style:name="Table3.D47" style:family="table-cell">
      <style:table-cell-properties fo:padding="0.0694in" fo:border="1pt solid #000000"/>
    </style:style>
    <style:style style:name="Table3.E47" style:family="table-cell">
      <style:table-cell-properties fo:padding="0.0694in" fo:border="1pt solid #000000"/>
    </style:style>
    <style:style style:name="Table3.D48" style:family="table-cell">
      <style:table-cell-properties fo:padding="0.0694in" fo:border="1pt solid #000000"/>
    </style:style>
    <style:style style:name="Table3.E48" style:family="table-cell">
      <style:table-cell-properties fo:padding="0.0694in" fo:border="1pt solid #000000"/>
    </style:style>
    <style:style style:name="Table3.D49" style:family="table-cell">
      <style:table-cell-properties fo:padding="0.0694in" fo:border="1pt solid #000000"/>
    </style:style>
    <style:style style:name="Table3.E49" style:family="table-cell">
      <style:table-cell-properties fo:padding="0.0694in" fo:border="1pt solid #000000"/>
    </style:style>
    <style:style style:name="Table3.D50" style:family="table-cell">
      <style:table-cell-properties fo:padding="0.0694in" fo:border="1pt solid #000000"/>
    </style:style>
    <style:style style:name="Table3.E50" style:family="table-cell">
      <style:table-cell-properties fo:padding="0.0694in" fo:border="1pt solid #000000"/>
    </style:style>
    <style:style style:name="Table3.D51" style:family="table-cell">
      <style:table-cell-properties fo:padding="0.0694in" fo:border="1pt solid #000000"/>
    </style:style>
    <style:style style:name="Table3.E51" style:family="table-cell">
      <style:table-cell-properties fo:padding="0.0694in" fo:border="1pt solid #000000"/>
    </style:style>
    <style:style style:name="Table3.D52" style:family="table-cell">
      <style:table-cell-properties fo:padding="0.0694in" fo:border="1pt solid #000000"/>
    </style:style>
    <style:style style:name="Table3.E52" style:family="table-cell">
      <style:table-cell-properties fo:padding="0.0694in" fo:border="1pt solid #000000"/>
    </style:style>
    <style:style style:name="Table3.D53" style:family="table-cell">
      <style:table-cell-properties fo:padding="0.0694in" fo:border="1pt solid #000000"/>
    </style:style>
    <style:style style:name="Table3.E53" style:family="table-cell">
      <style:table-cell-properties fo:padding="0.0694in" fo:border="1pt solid #000000"/>
    </style:style>
    <style:style style:name="Table3.D54" style:family="table-cell">
      <style:table-cell-properties fo:padding="0.0694in" fo:border="1pt solid #000000"/>
    </style:style>
    <style:style style:name="Table3.E54" style:family="table-cell">
      <style:table-cell-properties fo:padding="0.0694in" fo:border="1pt solid #000000"/>
    </style:style>
    <style:style style:name="Table3.D55" style:family="table-cell">
      <style:table-cell-properties fo:padding="0.0694in" fo:border="1pt solid #000000"/>
    </style:style>
    <style:style style:name="Table3.E55" style:family="table-cell">
      <style:table-cell-properties fo:padding="0.0694in" fo:border="1pt solid #000000"/>
    </style:style>
    <style:style style:name="Table3.D56" style:family="table-cell">
      <style:table-cell-properties fo:padding="0.0694in" fo:border="1pt solid #000000"/>
    </style:style>
    <style:style style:name="Table3.E56" style:family="table-cell">
      <style:table-cell-properties fo:padding="0.0694in" fo:border="1pt solid #000000"/>
    </style:style>
    <style:style style:name="Table3.D57" style:family="table-cell">
      <style:table-cell-properties fo:padding="0.0694in" fo:border="1pt solid #000000"/>
    </style:style>
    <style:style style:name="Table3.E57" style:family="table-cell">
      <style:table-cell-properties fo:padding="0.0694in" fo:border="1pt solid #000000"/>
    </style:style>
    <style:style style:name="Table3.D58" style:family="table-cell">
      <style:table-cell-properties fo:padding="0.0694in" fo:border="1pt solid #000000"/>
    </style:style>
    <style:style style:name="Table3.E58" style:family="table-cell">
      <style:table-cell-properties fo:padding="0.0694in" fo:border="1pt solid #000000"/>
    </style:style>
    <style:style style:name="Table3.D59" style:family="table-cell">
      <style:table-cell-properties fo:padding="0.0694in" fo:border="1pt solid #000000"/>
    </style:style>
    <style:style style:name="Table3.E59" style:family="table-cell">
      <style:table-cell-properties fo:padding="0.0694in" fo:border="1pt solid #000000"/>
    </style:style>
    <style:style style:name="Table3.D60" style:family="table-cell">
      <style:table-cell-properties fo:padding="0.0694in" fo:border="1pt solid #000000"/>
    </style:style>
    <style:style style:name="Table3.E60" style:family="table-cell">
      <style:table-cell-properties fo:padding="0.0694in" fo:border="1pt solid #000000"/>
    </style:style>
    <style:style style:name="Table3.D61" style:family="table-cell">
      <style:table-cell-properties fo:padding="0.0694in" fo:border="1pt solid #000000"/>
    </style:style>
    <style:style style:name="Table3.E61" style:family="table-cell">
      <style:table-cell-properties fo:padding="0.0694in" fo:border="1pt solid #000000"/>
    </style:style>
    <style:style style:name="Table3.D62" style:family="table-cell">
      <style:table-cell-properties fo:padding="0.0694in" fo:border="1pt solid #000000"/>
    </style:style>
    <style:style style:name="Table3.E62" style:family="table-cell">
      <style:table-cell-properties fo:padding="0.0694in" fo:border="1pt solid #000000"/>
    </style:style>
    <style:style style:name="Table3.D63" style:family="table-cell">
      <style:table-cell-properties fo:padding="0.0694in" fo:border="1pt solid #000000"/>
    </style:style>
    <style:style style:name="Table3.E63" style:family="table-cell">
      <style:table-cell-properties fo:padding="0.0694in" fo:border="1pt solid #000000"/>
    </style:style>
    <style:style style:name="Table3.D64" style:family="table-cell">
      <style:table-cell-properties fo:padding="0.0694in" fo:border="1pt solid #000000"/>
    </style:style>
    <style:style style:name="Table3.E64" style:family="table-cell">
      <style:table-cell-properties fo:padding="0.0694in" fo:border="1pt solid #000000"/>
    </style:style>
    <style:style style:name="Table3.D65" style:family="table-cell">
      <style:table-cell-properties fo:padding="0.0694in" fo:border="1pt solid #000000"/>
    </style:style>
    <style:style style:name="Table3.E65" style:family="table-cell">
      <style:table-cell-properties fo:padding="0.0694in" fo:border="1pt solid #000000"/>
    </style:style>
    <style:style style:name="Table3.D66" style:family="table-cell">
      <style:table-cell-properties fo:padding="0.0694in" fo:border="1pt solid #000000"/>
    </style:style>
    <style:style style:name="Table3.E66" style:family="table-cell">
      <style:table-cell-properties fo:padding="0.0694in" fo:border="1pt solid #000000"/>
    </style:style>
    <style:style style:name="Table3.D67" style:family="table-cell">
      <style:table-cell-properties fo:padding="0.0694in" fo:border="1pt solid #000000"/>
    </style:style>
    <style:style style:name="Table3.E67" style:family="table-cell">
      <style:table-cell-properties fo:padding="0.0694in" fo:border="1pt solid #000000"/>
    </style:style>
    <style:style style:name="Table3.D68" style:family="table-cell">
      <style:table-cell-properties fo:padding="0.0694in" fo:border="1pt solid #000000"/>
    </style:style>
    <style:style style:name="Table3.E68" style:family="table-cell">
      <style:table-cell-properties fo:padding="0.0694in" fo:border="1pt solid #000000"/>
    </style:style>
    <style:style style:name="Table3.D69" style:family="table-cell">
      <style:table-cell-properties fo:padding="0.0694in" fo:border="1pt solid #000000"/>
    </style:style>
    <style:style style:name="Table3.E69" style:family="table-cell">
      <style:table-cell-properties fo:padding="0.0694in" fo:border="1pt solid #000000"/>
    </style:style>
    <style:style style:name="Table3.D70" style:family="table-cell">
      <style:table-cell-properties fo:padding="0.0694in" fo:border="1pt solid #000000"/>
    </style:style>
    <style:style style:name="Table3.E70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12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b 58%"/>
    </style:style>
    <style:style style:name="T6" style:family="text">
      <style:text-properties fo:color="#cccccc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jgazebnzc223"/>TeenyAT Robot Instruction Set Architecture</text:p>
      <text:p text:style-name="Heading_20_1"><text:bookmark text:name="_l6dkjhy3b7m9"/>Elements</text:p>
      <text:list xml:id="list3088971092" text:style-name="WWNum1">
        <text:list-item>
          <text:p text:style-name="P5">16 bit words (each memory address points to a 16 bit value)</text:p>
        </text:list-item>
        <text:list-item>
          <text:p text:style-name="P5">32K words of RAM from 0x0000 through 0x7FFF</text:p>
          <text:list>
            <text:list-item>
              <text:p text:style-name="P6">Address 0x8000-0xFFFF: available for hardware access</text:p>
            </text:list-item>
          </text:list>
        </text:list-item>
        <text:list-item>
          <text:p text:style-name="P5">8 registers available to all register-use instructions</text:p>
          <text:list>
            <text:list-item>
              <text:p text:style-name="P6">PC (reg[0]) is the program counter, contains address of next instruction, initially 0x0000</text:p>
            </text:list-item>
            <text:list-item>
              <text:p text:style-name="P6">SP (reg[1]) is the stack pointer, contains address of the <text:span text:style-name="T2">next </text:span>top element, initially 0x7FFF (empty)</text:p>
              <text:list>
                <text:list-item>
                  <text:p text:style-name="P7">stack grows down in memory</text:p>
                </text:list-item>
              </text:list>
            </text:list-item>
            <text:list-item>
              <text:p text:style-name="P6">rZ (reg[2]) is the "Zero" register, which always contains the value 0.</text:p>
              <text:list>
                <text:list-item>
                  <text:p text:style-name="P7">all attempts to modify rZ are ignored</text:p>
                </text:list-item>
              </text:list>
            </text:list-item>
            <text:list-item>
              <text:p text:style-name="P6">rA through rE (reg[3] through reg[7]) are general purpose registers</text:p>
            </text:list-item>
          </text:list>
        </text:list-item>
        <text:list-item>
          <text:p text:style-name="P5">Instructions encoded in either one or two 16 bit words</text:p>
          <text:list>
            <text:list-item>
              <text:p text:style-name="P6">Fetch must set PC = PC + 1 - T, where T is the "teeny" bit <text:s/>to account for this</text:p>
              <text:list>
                <text:list-item>
                  <text:p text:style-name="P7">if teeny == 1, the instruction is 16 bits (essentially assumes 2nd word is 0x0000)</text:p>
                </text:list-item>
                <text:list-item>
                  <text:p text:style-name="P7">if teeny == 0, the instruction is 32 bits and requires an additional cycle</text:p>
                </text:list-item>
              </text:list>
            </text:list-item>
          </text:list>
        </text:list-item>
      </text:list>
      <text:p text:style-name="Heading_20_1"><text:bookmark text:name="_vjii8luyp5sw"/>Encodings</text:p>
      <text:p text:style-name="Heading_20_2"><text:bookmark text:name="_7z70866kkktt"/>First Word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 table:number-columns-repeated="2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2">
          <table:table-cell table:style-name="Table1.A1" table:number-columns-spanned="5" office:value-type="string">
            <text:p text:style-name="P8">opcode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Teeny</text:p>
          </table:table-cell>
          <table:table-cell table:style-name="Table1.A1" table:number-columns-spanned="3" office:value-type="string">
            <text:p text:style-name="P3">Reg_1</text:p>
          </table:table-cell>
          <table:covered-table-cell/>
          <table:covered-table-cell/>
          <table:table-cell table:style-name="Table1.A1" table:number-columns-spanned="3" office:value-type="string">
            <text:p text:style-name="P8">Reg_2</text:p>
          </table:table-cell>
          <table:covered-table-cell/>
          <table:covered-table-cell/>
          <table:table-cell table:style-name="Table1.A1" office:value-type="string">
            <text:p text:style-name="P8">Carry</text:p>
          </table:table-cell>
          <table:table-cell table:style-name="Table1.A1" office:value-type="string">
            <text:p text:style-name="P8">Eqls</text:p>
          </table:table-cell>
          <table:table-cell table:style-name="Table1.A1" office:value-type="string">
            <text:p text:style-name="P8">Less</text:p>
          </table:table-cell>
          <table:table-cell table:style-name="Table1.A1" office:value-type="string">
            <text:p text:style-name="P8">Grtr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>Immed_4 / Addr_4</text:p>
          </table:table-cell>
          <table:covered-table-cell/>
          <table:covered-table-cell/>
          <table:covered-table-cell/>
        </table:table-row>
      </table:table>
      <text:p text:style-name="Heading_20_2"><text:bookmark text:name="_q8j47glva2bh"/>Second Word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 table:number-columns-repeated="2"/>
        <table:table-column table:style-name="Table2.N"/>
        <table:table-column table:style-name="Table2.O"/>
        <table:table-column table:style-name="Table2.P"/>
        <text:soft-page-break/>
        <table:table-row table:style-name="Table2.1">
          <table:table-cell table:style-name="Table2.A1" office:value-type="string">
            <text:p text:style-name="P3">15</text:p>
          </table:table-cell>
          <table:table-cell table:style-name="Table2.A1" office:value-type="string">
            <text:p text:style-name="P3">14</text:p>
          </table:table-cell>
          <table:table-cell table:style-name="Table2.A1" office:value-type="string">
            <text:p text:style-name="P3">13</text:p>
          </table:table-cell>
          <table:table-cell table:style-name="Table2.A1" office:value-type="string">
            <text:p text:style-name="P3">12</text:p>
          </table:table-cell>
          <table:table-cell table:style-name="Table2.A1" office:value-type="string">
            <text:p text:style-name="P3">11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0</text:p>
          </table:table-cell>
        </table:table-row>
        <table:table-row table:style-name="Table2.2">
          <table:table-cell table:style-name="Table2.A1" table:number-columns-spanned="16" office:value-type="string">
            <text:p text:style-name="P3">Immed_16 / Addr_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Heading_20_1"><text:bookmark text:name="_4n02fdi18m18"/>Instructi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"><text:span text:style-name="T4">ATRasm Instruction</text:span></text:p>
            </table:table-cell>
            <table:table-cell table:style-name="Table3.A1" office:value-type="string">
              <text:p text:style-name="P9"><text:span text:style-name="T4">Description</text:span></text:p>
            </table:table-cell>
            <table:table-cell table:style-name="Table3.A1" office:value-type="string">
              <text:p text:style-name="P9"><text:span text:style-name="T4">Encoding</text:span></text:p>
            </table:table-cell>
            <table:table-cell table:style-name="Table3.A1" office:value-type="string">
              <text:p text:style-name="P9"><text:span text:style-name="T4">Teeny / Pseudo</text:span></text:p>
            </table:table-cell>
            <table:table-cell table:style-name="Table3.A1" office:value-type="string">
              <text:p text:style-name="P9"><text:span text:style-name="T4">Grammar Style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9"><text:span text:style-name="T3">OPER</text:span> dreg, sreg</text:p>
          </table:table-cell>
          <table:table-cell table:style-name="Table3.A1" office:value-type="string">
            <text:p text:style-name="P9">dreg ← dreg<text:span text:style-name="T5"> <text:s/></text:span><text:span text:style-name="T3">oper</text:span> sreg</text:p>
          </table:table-cell>
          <table:table-cell table:style-name="Table3.A1" office:value-type="string">
            <text:p text:style-name="P9">opcode ← <text:span text:style-name="T3">OPER</text:span></text:p>
            <text:p text:style-name="P10">ADD:9 , SUB:10 , MPY:11 , DIV:12 , MOD:13 , AND:14 , OR:15 , XOR:16, SHF:17 , ROT:18</text:p>
            <text:p text:style-name="P9">Teeny ← 1</text:p>
            <text:p text:style-name="P9">Reg_1 ← dreg</text:p>
            <text:p text:style-name="P9">Reg_2 ← sreg</text:p>
            <text:p text:style-name="P9">Immed_4 ← 0</text:p>
          </table:table-cell>
          <table:table-cell table:style-name="Table3.D2" office:value-type="string">
            <text:p text:style-name="P8">T</text:p>
          </table:table-cell>
          <table:table-cell table:style-name="Table3.E2" office:value-type="string">
            <text:p text:style-name="P8">1</text:p>
          </table:table-cell>
        </table:table-row>
        <table:table-row table:style-name="Table3.1">
          <table:table-cell table:style-name="Table3.A1" office:value-type="string">
            <text:p text:style-name="P4"><text:span text:style-name="T3">OPER</text:span> dreg, sreg + i16</text:p>
          </table:table-cell>
          <table:table-cell table:style-name="Table3.A1" office:value-type="string">
            <text:p text:style-name="P4">dreg ← dreg <text:span text:style-name="T3">oper</text:span> (sreg + i16)</text:p>
          </table:table-cell>
          <table:table-cell table:style-name="Table3.A1" office:value-type="string">
            <text:p text:style-name="P4">opcode ← <text:span text:style-name="T3">OPER</text:span></text:p>
            <text:p text:style-name="P11">ADD:9 , SUB:10 , MPY:11 , DIV:12 , MOD:13 , AND:14 , OR:15 , XOR:16, SHF:17 , ROT:18</text:p>
            <text:p text:style-name="P4">Teeny ← 0</text:p>
            <text:p text:style-name="P4">Reg_1 ← dreg</text:p>
            <text:p text:style-name="P4">Reg_2 ← sreg</text:p>
            <text:p text:style-name="P4">Immed_16 ← i16</text:p>
          </table:table-cell>
          <table:table-cell table:style-name="Table3.D3" office:value-type="string">
            <text:p text:style-name="P3"/>
          </table:table-cell>
          <table:table-cell table:style-name="Table3.E3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4"><text:span text:style-name="T3">OPER</text:span> dreg, i16</text:p>
          </table:table-cell>
          <table:table-cell table:style-name="Table3.A1" office:value-type="string">
            <text:p text:style-name="P4">dreg ← dreg <text:span text:style-name="T3">oper</text:span> i16</text:p>
          </table:table-cell>
          <table:table-cell table:style-name="Table3.A1" office:value-type="string">
            <text:p text:style-name="P4">opcode ← <text:span text:style-name="T3">OPER</text:span></text:p>
            <text:p text:style-name="P11">ADD:9 , SUB:10 , MPY:11 , DIV:12 , MOD:13 , AND:14 , OR:15 , XOR:16, SHF:17 , ROT:18</text:p>
            <text:p text:style-name="P4">Teeny ← 0</text:p>
            <text:p text:style-name="P4">Reg_1 ← dreg</text:p>
            <text:p text:style-name="P4">Reg_2 ← rZ</text:p>
            <text:p text:style-name="P4">Immed_16 ← i16</text:p>
          </table:table-cell>
          <table:table-cell table:style-name="Table3.D4" office:value-type="string">
            <text:p text:style-name="P3"/>
          </table:table-cell>
          <table:table-cell table:style-name="Table3.E4" office:value-type="string">
            <text:p text:style-name="P3">3</text:p>
          </table:table-cell>
        </table:table-row>
        <table:table-row table:style-name="Table3.1">
          <table:table-cell table:style-name="Table3.A1" office:value-type="string">
            <text:p text:style-name="P4"><text:span text:style-name="T6">Unsupported</text:span></text:p>
          </table:table-cell>
          <table:table-cell table:style-name="Table3.A1" office:value-type="string">
            <text:p text:style-name="P4">dreg ← dreg <text:span text:style-name="T3">oper</text:span> (sreg + i4)</text:p>
          </table:table-cell>
          <table:table-cell table:style-name="Table3.A1" office:value-type="string">
            <text:p text:style-name="P4">opcode ← <text:span text:style-name="T3">OPER</text:span></text:p>
            <text:p text:style-name="P11">ADD:9 , SUB:10 , MPY:11 , DIV:12 , MOD:13 , AND:14 , OR:15 , XOR:16, SHF:17 , ROT:18</text:p>
            <text:p text:style-name="P4">Teeny ← 1</text:p>
            <text:p text:style-name="P4">Reg_1 ← dreg</text:p>
            <text:p text:style-name="P4">Reg_2 ← sreg</text:p>
            <text:p text:style-name="P4">Immed_4 ← i4</text:p>
          </table:table-cell>
          <table:table-cell table:style-name="Table3.D5" office:value-type="string">
            <text:p text:style-name="P3">T</text:p>
          </table:table-cell>
          <table:table-cell table:style-name="Table3.E5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EG dreg</text:p>
          </table:table-cell>
          <table:table-cell table:style-name="Table3.A1" office:value-type="string">
            <text:p text:style-name="P4">R<text:span text:style-name="T5">dreg</text:span> ← -R<text:span text:style-name="T5">dreg</text:span></text:p>
          </table:table-cell>
          <table:table-cell table:style-name="Table3.A1" office:value-type="string">
            <text:p text:style-name="P4">opcode ← NEG:19</text:p>
            <text:p text:style-name="P4">Teeny ← 1</text:p>
            <text:p text:style-name="P4">Reg_1 ← dreg</text:p>
          </table:table-cell>
          <table:table-cell table:style-name="Table3.D6" office:value-type="string">
            <text:p text:style-name="P3">T</text:p>
          </table:table-cell>
          <table:table-cell table:style-name="Table3.E6" office:value-type="string">
            <text:p text:style-name="P3">4</text:p>
          </table:table-cell>
        </table:table-row>
        <table:table-row table:style-name="Table3.1">
          <table:table-cell table:style-name="Table3.A1" office:value-type="string">
            <text:p text:style-name="P4">INC dreg</text:p>
          </table:table-cell>
          <table:table-cell table:style-name="Table3.A1" office:value-type="string">
            <text:p text:style-name="P4">R<text:span text:style-name="T5">dreg</text:span> ← R<text:span text:style-name="T5">dreg</text:span> + 1</text:p>
          </table:table-cell>
          <table:table-cell table:style-name="Table3.A1" office:value-type="string">
            <text:p text:style-name="P4">opcode ← ADD:9</text:p>
            <text:p text:style-name="P4">Teeny ← 0</text:p>
            <text:p text:style-name="P4">Reg_1 ← dreg</text:p>
            <text:p text:style-name="P4">Reg_2 ← rZ</text:p>
            <text:p text:style-name="P4">Immed_16 ← 1</text:p>
          </table:table-cell>
          <table:table-cell table:style-name="Table3.D7" office:value-type="string">
            <text:p text:style-name="P3">P</text:p>
          </table:table-cell>
          <table:table-cell table:style-name="Table3.E7" office:value-type="string">
            <text:p text:style-name="P3">5</text:p>
          </table:table-cell>
        </table:table-row>
        <table:table-row table:style-name="Table3.1">
          <table:table-cell table:style-name="Table3.A1" office:value-type="string">
            <text:p text:style-name="P4">DEC dreg</text:p>
          </table:table-cell>
          <table:table-cell table:style-name="Table3.A1" office:value-type="string">
            <text:p text:style-name="P4">R<text:span text:style-name="T5">dreg</text:span> ← -R<text:span text:style-name="T5">dreg</text:span> - 1</text:p>
          </table:table-cell>
          <table:table-cell table:style-name="Table3.A1" office:value-type="string">
            <text:p text:style-name="P4">opcode ← SUB:10</text:p>
            <text:p text:style-name="P4">Teeny ← 0</text:p>
            <text:p text:style-name="P4">Reg_1 ← dreg</text:p>
            <text:p text:style-name="P4">Reg_2 ← rZ</text:p>
            <text:p text:style-name="P4">Immed_16 ← 1</text:p>
          </table:table-cell>
          <table:table-cell table:style-name="Table3.D8" office:value-type="string">
            <text:p text:style-name="P3">P</text:p>
          </table:table-cell>
          <table:table-cell table:style-name="Table3.E8" office:value-type="string">
            <text:p text:style-name="P3">5</text:p>
          </table:table-cell>
        </table:table-row>
        <table:table-row table:style-name="Table3.1">
          <table:table-cell table:style-name="Table3.A1" office:value-type="string">
            <text:p text:style-name="P4">SET dreg, sreg</text:p>
          </table:table-cell>
          <table:table-cell table:style-name="Table3.A1" office:value-type="string">
            <text:p text:style-name="P4">dreg ← sreg</text:p>
          </table:table-cell>
          <table:table-cell table:style-name="Table3.A1" office:value-type="string">
            <text:p text:style-name="P4">opcode ← SET:0</text:p>
            <text:p text:style-name="P4">Teeny ← 1</text:p>
            <text:p text:style-name="P4">Reg_1 ← dreg</text:p>
            <text:p text:style-name="P4">Reg_2 ← sreg</text:p>
            <text:p text:style-name="P4">Immed_4 ← 0</text:p>
          </table:table-cell>
          <table:table-cell table:style-name="Table3.D9" office:value-type="string">
            <text:p text:style-name="P3">T</text:p>
          </table:table-cell>
          <table:table-cell table:style-name="Table3.E9" office:value-type="string">
            <text:p text:style-name="P3">1</text:p>
          </table:table-cell>
        </table:table-row>
        <table:table-row table:style-name="Table3.1">
          <table:table-cell table:style-name="Table3.A1" office:value-type="string">
            <text:p text:style-name="P4">SET dreg, sreg + i16</text:p>
          </table:table-cell>
          <table:table-cell table:style-name="Table3.A1" office:value-type="string">
            <text:p text:style-name="P4">dreg ← sreg + i16</text:p>
          </table:table-cell>
          <table:table-cell table:style-name="Table3.A1" office:value-type="string">
            <text:p text:style-name="P4">opcode ← SET:0</text:p>
            <text:p text:style-name="P4">Teeny ← 0</text:p>
            <text:p text:style-name="P4">Reg_1 ← dreg</text:p>
            <text:p text:style-name="P4">Reg_2 ← sreg</text:p>
            <text:p text:style-name="P4">Immed_16 ← i16</text:p>
          </table:table-cell>
          <table:table-cell table:style-name="Table3.D10" office:value-type="string">
            <text:p text:style-name="P3"/>
          </table:table-cell>
          <table:table-cell table:style-name="Table3.E10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4">SET dreg, i16</text:p>
          </table:table-cell>
          <table:table-cell table:style-name="Table3.A1" office:value-type="string">
            <text:p text:style-name="P4">dreg ← i16</text:p>
          </table:table-cell>
          <table:table-cell table:style-name="Table3.A1" office:value-type="string">
            <text:p text:style-name="P4">opcode ← SET:0</text:p>
            <text:p text:style-name="P4">Teeny ← 0</text:p>
            <text:p text:style-name="P4">Reg_1 ← dreg</text:p>
            <text:p text:style-name="P4">Reg_2 ← rZ</text:p>
            <text:p text:style-name="P4">Immed_16 ← i16</text:p>
          </table:table-cell>
          <table:table-cell table:style-name="Table3.D11" office:value-type="string">
            <text:p text:style-name="P3"/>
          </table:table-cell>
          <table:table-cell table:style-name="Table3.E11" office:value-type="string">
            <text:p text:style-name="P3">3</text:p>
          </table:table-cell>
        </table:table-row>
        <table:table-row table:style-name="Table3.1">
          <table:table-cell table:style-name="Table3.A1" office:value-type="string">
            <text:p text:style-name="P4"><text:span text:style-name="T6">Unsupported</text:span></text:p>
          </table:table-cell>
          <table:table-cell table:style-name="Table3.A1" office:value-type="string">
            <text:p text:style-name="P4">dreg ← sreg + i4</text:p>
          </table:table-cell>
          <table:table-cell table:style-name="Table3.A1" office:value-type="string">
            <text:p text:style-name="P4">opcode ← SET:0</text:p>
            <text:p text:style-name="P4">Teeny ← 1</text:p>
            <text:p text:style-name="P4">Reg_1 ← dreg</text:p>
            <text:p text:style-name="P4">Reg_2 ← sreg</text:p>
            <text:p text:style-name="P4">Immed_4 ← i4</text:p>
          </table:table-cell>
          <table:table-cell table:style-name="Table3.D12" office:value-type="string">
            <text:p text:style-name="P3">T</text:p>
          </table:table-cell>
          <table:table-cell table:style-name="Table3.E12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LOD dreg, [ sreg ]</text:p>
          </table:table-cell>
          <table:table-cell table:style-name="Table3.A1" office:value-type="string">
            <text:p text:style-name="P4">dreg ← mem[ sreg ]</text:p>
          </table:table-cell>
          <table:table-cell table:style-name="Table3.A1" office:value-type="string">
            <text:p text:style-name="P4">opcode ← LOD:1</text:p>
            <text:p text:style-name="P4">Teeny ← 1</text:p>
            <text:p text:style-name="P4">Reg_1 ← dreg</text:p>
            <text:p text:style-name="P4">Reg_2 ← sreg</text:p>
            <text:p text:style-name="P4">Immed_4 ← 0</text:p>
          </table:table-cell>
          <table:table-cell table:style-name="Table3.D13" office:value-type="string">
            <text:p text:style-name="P3">T</text:p>
          </table:table-cell>
          <table:table-cell table:style-name="Table3.E13" office:value-type="string">
            <text:p text:style-name="P3">1</text:p>
          </table:table-cell>
        </table:table-row>
        <table:table-row table:style-name="Table3.1">
          <table:table-cell table:style-name="Table3.A1" office:value-type="string">
            <text:p text:style-name="P4">LOD dreg, [ sreg + i16 ]</text:p>
          </table:table-cell>
          <table:table-cell table:style-name="Table3.A1" office:value-type="string">
            <text:p text:style-name="P4">dreg ← mem[ sreg + i16 ]</text:p>
          </table:table-cell>
          <table:table-cell table:style-name="Table3.A1" office:value-type="string">
            <text:p text:style-name="P4">opcode ← LOD:1</text:p>
            <text:p text:style-name="P4">Teeny ← 0</text:p>
            <text:p text:style-name="P4">Reg_1 ← dreg</text:p>
            <text:p text:style-name="P4">Reg_2 ← sreg</text:p>
            <text:p text:style-name="P4">Immed_16 ← i16</text:p>
          </table:table-cell>
          <table:table-cell table:style-name="Table3.D14" office:value-type="string">
            <text:p text:style-name="P3"/>
          </table:table-cell>
          <table:table-cell table:style-name="Table3.E14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4">LOD dreg, [ i16 ]</text:p>
          </table:table-cell>
          <table:table-cell table:style-name="Table3.A1" office:value-type="string">
            <text:p text:style-name="P4">dreg ← mem[ i16 ]</text:p>
          </table:table-cell>
          <table:table-cell table:style-name="Table3.A1" office:value-type="string">
            <text:p text:style-name="P4">opcode ← LOD:1</text:p>
            <text:p text:style-name="P4">Teeny ← 0</text:p>
            <text:p text:style-name="P4">Reg_1 ← dreg</text:p>
            <text:p text:style-name="P4">Reg_2 ← rZ</text:p>
            <text:p text:style-name="P4">Immed_16 ← i16</text:p>
          </table:table-cell>
          <table:table-cell table:style-name="Table3.D15" office:value-type="string">
            <text:p text:style-name="P3"/>
          </table:table-cell>
          <table:table-cell table:style-name="Table3.E15" office:value-type="string">
            <text:p text:style-name="P3">3</text:p>
          </table:table-cell>
        </table:table-row>
        <table:table-row table:style-name="Table3.1">
          <table:table-cell table:style-name="Table3.A1" office:value-type="string">
            <text:p text:style-name="P4"><text:span text:style-name="T6">Unsupported</text:span></text:p>
          </table:table-cell>
          <table:table-cell table:style-name="Table3.A1" office:value-type="string">
            <text:p text:style-name="P4">dreg ← mem[ sreg + i4 ]</text:p>
          </table:table-cell>
          <table:table-cell table:style-name="Table3.A1" office:value-type="string">
            <text:p text:style-name="P4">opcode ← LOD:1</text:p>
            <text:p text:style-name="P4">Teeny ← 1</text:p>
            <text:p text:style-name="P4">Reg_1 ← dreg</text:p>
            <text:p text:style-name="P4">Reg_2 ← sreg</text:p>
            <text:p text:style-name="P4">Immed_4 ← i4</text:p>
          </table:table-cell>
          <table:table-cell table:style-name="Table3.D16" office:value-type="string">
            <text:p text:style-name="P3">T</text:p>
          </table:table-cell>
          <table:table-cell table:style-name="Table3.E16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STR [ dreg ], sreg</text:p>
          </table:table-cell>
          <table:table-cell table:style-name="Table3.A1" office:value-type="string">
            <text:p text:style-name="P4">mem[ dreg ] ← sreg</text:p>
          </table:table-cell>
          <table:table-cell table:style-name="Table3.A1" office:value-type="string">
            <text:p text:style-name="P4">opcode ← STR:2</text:p>
            <text:p text:style-name="P4">Teeny ← 1</text:p>
            <text:p text:style-name="P4">Reg_1 ← dreg</text:p>
            <text:p text:style-name="P4">Reg_2 ← sreg</text:p>
            <text:p text:style-name="P4">Immed_4 ← 0</text:p>
          </table:table-cell>
          <table:table-cell table:style-name="Table3.D17" office:value-type="string">
            <text:p text:style-name="P3">T</text:p>
          </table:table-cell>
          <table:table-cell table:style-name="Table3.E17" office:value-type="string">
            <text:p text:style-name="P3">1</text:p>
          </table:table-cell>
        </table:table-row>
        <table:table-row table:style-name="Table3.1">
          <table:table-cell table:style-name="Table3.A1" office:value-type="string">
            <text:p text:style-name="P4">STR [ dreg + i16 ], sreg</text:p>
          </table:table-cell>
          <table:table-cell table:style-name="Table3.A1" office:value-type="string">
            <text:p text:style-name="P4">mem[ dreg + i16 ] ← sreg</text:p>
          </table:table-cell>
          <table:table-cell table:style-name="Table3.A1" office:value-type="string">
            <text:p text:style-name="P4">opcode ← STR:2</text:p>
            <text:p text:style-name="P4">Teeny ← 0</text:p>
            <text:p text:style-name="P4">Reg_1 ← dreg</text:p>
            <text:p text:style-name="P4">Reg_2 ← sreg</text:p>
            <text:p text:style-name="P4">Immed_16 ← i16</text:p>
          </table:table-cell>
          <table:table-cell table:style-name="Table3.D18" office:value-type="string">
            <text:p text:style-name="P3"/>
          </table:table-cell>
          <table:table-cell table:style-name="Table3.E18" office:value-type="string">
            <text:p text:style-name="P3">6</text:p>
          </table:table-cell>
        </table:table-row>
        <table:table-row table:style-name="Table3.1">
          <table:table-cell table:style-name="Table3.A1" office:value-type="string">
            <text:p text:style-name="P4">STR [ i16 ], sreg</text:p>
          </table:table-cell>
          <table:table-cell table:style-name="Table3.A1" office:value-type="string">
            <text:p text:style-name="P4">mem[ i16 ] ← sreg</text:p>
          </table:table-cell>
          <table:table-cell table:style-name="Table3.A1" office:value-type="string">
            <text:p text:style-name="P4">opcode ← STR:2</text:p>
            <text:p text:style-name="P4">Teeny ← 0</text:p>
            <text:p text:style-name="P4">Reg_1 ← rZ</text:p>
            <text:p text:style-name="P4">Reg_2 ← sreg</text:p>
            <text:p text:style-name="P4">Immed_16 ← i16</text:p>
          </table:table-cell>
          <table:table-cell table:style-name="Table3.D19" office:value-type="string">
            <text:p text:style-name="P3"/>
          </table:table-cell>
          <table:table-cell table:style-name="Table3.E19" office:value-type="string">
            <text:p text:style-name="P3">7</text:p>
          </table:table-cell>
        </table:table-row>
        <table:table-row table:style-name="Table3.1">
          <table:table-cell table:style-name="Table3.A1" office:value-type="string">
            <text:p text:style-name="P4"><text:span text:style-name="T6">Unsupported</text:span></text:p>
          </table:table-cell>
          <table:table-cell table:style-name="Table3.A1" office:value-type="string">
            <text:p text:style-name="P4">mem[ dreg + i4 ] ← sreg</text:p>
          </table:table-cell>
          <table:table-cell table:style-name="Table3.A1" office:value-type="string">
            <text:p text:style-name="P4">opcode ← STR:2</text:p>
            <text:p text:style-name="P4">Teeny ← 1</text:p>
            <text:p text:style-name="P4">Reg_1 ← dreg</text:p>
            <text:p text:style-name="P4">Reg_2 ← sreg</text:p>
            <text:p text:style-name="P4">Immed_4 ← i4</text:p>
          </table:table-cell>
          <table:table-cell table:style-name="Table3.D20" office:value-type="string">
            <text:p text:style-name="P3">T</text:p>
          </table:table-cell>
          <table:table-cell table:style-name="Table3.E20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">PSH sreg</text:p>
          </table:table-cell>
          <table:table-cell table:style-name="Table3.A1" office:value-type="string">
            <text:p text:style-name="P1">Addr = SP &amp; 0x7FFF</text:p>
            <text:p text:style-name="P1">mem[ Addr ] ← sreg</text:p>
            <text:p text:style-name="P1">SP ← (SP - 1) &amp; 0x7FFF</text:p>
          </table:table-cell>
          <table:table-cell table:style-name="Table3.A1" office:value-type="string">
            <text:p text:style-name="P1">opcode ← PSH:3</text:p>
            <text:p text:style-name="P1">Teeny ← 1</text:p>
            <text:p text:style-name="P1">Reg_2 ← sreg</text:p>
            <text:p text:style-name="P1">Immed_4 ← 0</text:p>
          </table:table-cell>
          <table:table-cell table:style-name="Table3.D21" office:value-type="string">
            <text:p text:style-name="P2">T</text:p>
          </table:table-cell>
          <table:table-cell table:style-name="Table3.E21" office:value-type="string">
            <text:p text:style-name="P2">8</text:p>
          </table:table-cell>
        </table:table-row>
        <table:table-row table:style-name="Table3.1">
          <table:table-cell table:style-name="Table3.A1" office:value-type="string">
            <text:p text:style-name="P1">PSH sreg + i16</text:p>
          </table:table-cell>
          <table:table-cell table:style-name="Table3.A1" office:value-type="string">
            <text:p text:style-name="P1">Addr = SP &amp; 0x7FFF</text:p>
            <text:p text:style-name="P1">mem[ Addr ] ← sreg + i16</text:p>
            <text:p text:style-name="P1">SP ← (SP - 1) &amp; 0x7FFF</text:p>
          </table:table-cell>
          <table:table-cell table:style-name="Table3.A1" office:value-type="string">
            <text:p text:style-name="P1">opcode ← PSH:3</text:p>
            <text:p text:style-name="P1">Teeny ← 0</text:p>
            <text:p text:style-name="P1">Reg_2 ← sreg</text:p>
            <text:p text:style-name="P1">Immed_16 ← i16</text:p>
          </table:table-cell>
          <table:table-cell table:style-name="Table3.D22" office:value-type="string">
            <text:p text:style-name="P2"/>
          </table:table-cell>
          <table:table-cell table:style-name="Table3.E22" office:value-type="string">
            <text:p text:style-name="P2">9</text:p>
          </table:table-cell>
        </table:table-row>
        <table:table-row table:style-name="Table3.1">
          <table:table-cell table:style-name="Table3.A1" office:value-type="string">
            <text:p text:style-name="P1">PSH i16</text:p>
          </table:table-cell>
          <table:table-cell table:style-name="Table3.A1" office:value-type="string">
            <text:p text:style-name="P1">Addr = SP &amp; 0x7FFF</text:p>
            <text:p text:style-name="P1">mem[ Addr ] ← i16</text:p>
            <text:p text:style-name="P1">SP ← (SP - 1) &amp; 0x7FFF</text:p>
          </table:table-cell>
          <table:table-cell table:style-name="Table3.A1" office:value-type="string">
            <text:p text:style-name="P1">opcode ← PSH:3</text:p>
            <text:p text:style-name="P1">Teeny ← 0</text:p>
            <text:p text:style-name="P1">Reg_2 ← rZ</text:p>
            <text:p text:style-name="P1">Immed_16 ← i16</text:p>
          </table:table-cell>
          <table:table-cell table:style-name="Table3.D23" office:value-type="string">
            <text:p text:style-name="P2"/>
          </table:table-cell>
          <table:table-cell table:style-name="Table3.E23" office:value-type="string">
            <text:p text:style-name="P2">10</text:p>
          </table:table-cell>
        </table:table-row>
        <text:soft-page-break/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Addr = SP &amp; 0x7FFF</text:p>
            <text:p text:style-name="P1">mem[ Addr ] ← sreg + i4</text:p>
            <text:p text:style-name="P1">SP ← (SP - 1) &amp; 0x7FFF</text:p>
          </table:table-cell>
          <table:table-cell table:style-name="Table3.A1" office:value-type="string">
            <text:p text:style-name="P1">opcode ← PSH:3</text:p>
            <text:p text:style-name="P1">Teeny ← 1</text:p>
            <text:p text:style-name="P1">Reg_2 ← sreg</text:p>
            <text:p text:style-name="P1">Immed_4 ← i4</text:p>
          </table:table-cell>
          <table:table-cell table:style-name="Table3.D24" office:value-type="string">
            <text:p text:style-name="P2">T</text:p>
          </table:table-cell>
          <table:table-cell table:style-name="Table3.E24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POP dreg</text:p>
          </table:table-cell>
          <table:table-cell table:style-name="Table3.A1" office:value-type="string">
            <text:p text:style-name="P1">SP ← (SP + 1) &amp; 0x7FFF</text:p>
            <text:p text:style-name="P1">dreg ← mem[ SP ]</text:p>
            <text:p text:style-name="P1"/>
          </table:table-cell>
          <table:table-cell table:style-name="Table3.A1" office:value-type="string">
            <text:p text:style-name="P1">opcode ← POP:4</text:p>
            <text:p text:style-name="P1">Teeny ← 1</text:p>
            <text:p text:style-name="P1">Reg_1 ← dreg</text:p>
          </table:table-cell>
          <table:table-cell table:style-name="Table3.D25" office:value-type="string">
            <text:p text:style-name="P2">T</text:p>
          </table:table-cell>
          <table:table-cell table:style-name="Table3.E25" office:value-type="string">
            <text:p text:style-name="P2">4</text:p>
          </table:table-cell>
        </table:table-row>
        <table:table-row table:style-name="Table3.1">
          <table:table-cell table:style-name="Table3.A1" office:value-type="string">
            <text:p text:style-name="P1">BTS dreg, sreg</text:p>
          </table:table-cell>
          <table:table-cell table:style-name="Table3.A1" office:value-type="string">
            <text:p text:style-name="P1">B = sreg</text:p>
            <text:p text:style-name="P1">if B in [0..15]:</text:p>
            <text:p text:style-name="P1"><text:s text:c="4"/>dreg ← dreg | 1 &lt;&lt; B</text:p>
            <text:p text:style-name="P1">otherwise, no action</text:p>
          </table:table-cell>
          <table:table-cell table:style-name="Table3.A1" office:value-type="string">
            <text:p text:style-name="P1">opcode ← BTS:5</text:p>
            <text:p text:style-name="P1">Teeny ← 1</text:p>
            <text:p text:style-name="P1">Reg_1 ← dreg</text:p>
            <text:p text:style-name="P1">Reg_2 ← sreg</text:p>
            <text:p text:style-name="P1">Immed_4 ← 0</text:p>
          </table:table-cell>
          <table:table-cell table:style-name="Table3.D26" office:value-type="string">
            <text:p text:style-name="P2">T</text:p>
          </table:table-cell>
          <table:table-cell table:style-name="Table3.E26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1">BTS dreg, sreg + i16</text:p>
          </table:table-cell>
          <table:table-cell table:style-name="Table3.A1" office:value-type="string">
            <text:p text:style-name="P1">B = sreg + i16</text:p>
            <text:p text:style-name="P1">if B in [0..15]:</text:p>
            <text:p text:style-name="P1"><text:s text:c="4"/>dreg ← dreg | 1 &lt;&lt; B</text:p>
            <text:p text:style-name="P1">otherwise, no action</text:p>
          </table:table-cell>
          <table:table-cell table:style-name="Table3.A1" office:value-type="string">
            <text:p text:style-name="P1">opcode ← BTS:5</text:p>
            <text:p text:style-name="P1">Teeny ← 0</text:p>
            <text:p text:style-name="P1">Reg_1 ← dreg</text:p>
            <text:p text:style-name="P1">Reg_2 ← sreg</text:p>
            <text:p text:style-name="P1">Immed_16 ← i16</text:p>
          </table:table-cell>
          <table:table-cell table:style-name="Table3.D27" office:value-type="string">
            <text:p text:style-name="P2"/>
          </table:table-cell>
          <table:table-cell table:style-name="Table3.E27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1">BTS dreg, i16</text:p>
          </table:table-cell>
          <table:table-cell table:style-name="Table3.A1" office:value-type="string">
            <text:p text:style-name="P1">B = i16</text:p>
            <text:p text:style-name="P1">if B in [0..15]:</text:p>
            <text:p text:style-name="P1"><text:s text:c="4"/>dreg ← dreg | 1 &lt;&lt; B</text:p>
            <text:p text:style-name="P1">otherwise, no action</text:p>
          </table:table-cell>
          <table:table-cell table:style-name="Table3.A1" office:value-type="string">
            <text:p text:style-name="P1">opcode ← BTS:5</text:p>
            <text:p text:style-name="P1">Teeny ← 0</text:p>
            <text:p text:style-name="P1">Reg_1 ← dreg</text:p>
            <text:p text:style-name="P1">Reg_2 ← rZ</text:p>
            <text:p text:style-name="P1">Immed_16 ← i16</text:p>
          </table:table-cell>
          <table:table-cell table:style-name="Table3.D28" office:value-type="string">
            <text:p text:style-name="P2"/>
          </table:table-cell>
          <table:table-cell table:style-name="Table3.E28" office:value-type="string">
            <text:p text:style-name="P2">3</text:p>
          </table:table-cell>
        </table:table-row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B = sreg + i4</text:p>
            <text:p text:style-name="P1">if B in [0..15]:</text:p>
            <text:p text:style-name="P1"><text:s text:c="4"/>dreg ← dreg | 1 &lt;&lt; B</text:p>
            <text:p text:style-name="P1">otherwise, no action</text:p>
          </table:table-cell>
          <table:table-cell table:style-name="Table3.A1" office:value-type="string">
            <text:p text:style-name="P1">opcode ← BTS:5</text:p>
            <text:p text:style-name="P1">Teeny ← 1</text:p>
            <text:p text:style-name="P1">Reg_1 ← dreg</text:p>
            <text:p text:style-name="P1">Reg_2 ← sreg</text:p>
            <text:p text:style-name="P1">Immed_4 ← i4</text:p>
          </table:table-cell>
          <table:table-cell table:style-name="Table3.D29" office:value-type="string">
            <text:p text:style-name="P2">T</text:p>
          </table:table-cell>
          <table:table-cell table:style-name="Table3.E29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BTC dreg, sreg</text:p>
          </table:table-cell>
          <table:table-cell table:style-name="Table3.A1" office:value-type="string">
            <text:p text:style-name="P1">B = sreg</text:p>
            <text:p text:style-name="P1">if B in [0..15]:</text:p>
            <text:p text:style-name="P1"><text:s text:c="4"/>dreg ← dreg &amp; ~(1 &lt;&lt; B)</text:p>
            <text:p text:style-name="P1">otherwise, no action</text:p>
          </table:table-cell>
          <table:table-cell table:style-name="Table3.A1" office:value-type="string">
            <text:p text:style-name="P1">opcode ← BTC:6</text:p>
            <text:p text:style-name="P1">Teeny ← 1</text:p>
            <text:p text:style-name="P1">Reg_1 ← dreg</text:p>
            <text:p text:style-name="P1">Reg_2 ← sreg</text:p>
            <text:p text:style-name="P1">Immed_4 ← 0</text:p>
          </table:table-cell>
          <table:table-cell table:style-name="Table3.D30" office:value-type="string">
            <text:p text:style-name="P2">T</text:p>
          </table:table-cell>
          <table:table-cell table:style-name="Table3.E30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1">BTC dreg, sreg + i16</text:p>
          </table:table-cell>
          <table:table-cell table:style-name="Table3.A1" office:value-type="string">
            <text:p text:style-name="P1">B = sreg + i16</text:p>
            <text:p text:style-name="P1">if B in [0..15]:</text:p>
            <text:p text:style-name="P1"><text:s text:c="4"/>dreg ← dreg &amp; ~(1 &lt;&lt; B)</text:p>
            <text:p text:style-name="P1">otherwise, no action</text:p>
          </table:table-cell>
          <table:table-cell table:style-name="Table3.A1" office:value-type="string">
            <text:p text:style-name="P1">opcode ← BTC:6</text:p>
            <text:p text:style-name="P1">Teeny ← 0</text:p>
            <text:p text:style-name="P1">Reg_1 ← dreg</text:p>
            <text:p text:style-name="P1">Reg_2 ← sreg</text:p>
            <text:p text:style-name="P1">Immed_16 ← i16</text:p>
          </table:table-cell>
          <table:table-cell table:style-name="Table3.D31" office:value-type="string">
            <text:p text:style-name="P2"/>
          </table:table-cell>
          <table:table-cell table:style-name="Table3.E31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1">BTC dreg, i16</text:p>
          </table:table-cell>
          <table:table-cell table:style-name="Table3.A1" office:value-type="string">
            <text:p text:style-name="P1">B = i16</text:p>
            <text:p text:style-name="P1">if B in [0..15]:</text:p>
            <text:p text:style-name="P1"><text:s text:c="4"/>dreg ← dreg &amp; ~(1 &lt;&lt; B)</text:p>
            <text:p text:style-name="P1">otherwise, no action</text:p>
          </table:table-cell>
          <table:table-cell table:style-name="Table3.A1" office:value-type="string">
            <text:p text:style-name="P1">opcode ← BTC:6</text:p>
            <text:p text:style-name="P1">Teeny ← 0</text:p>
            <text:p text:style-name="P1">Reg_1 ← dreg</text:p>
            <text:p text:style-name="P1">Reg_2 ← rZ</text:p>
            <text:p text:style-name="P1">Immed_16 ← i16</text:p>
          </table:table-cell>
          <table:table-cell table:style-name="Table3.D32" office:value-type="string">
            <text:p text:style-name="P2"/>
          </table:table-cell>
          <table:table-cell table:style-name="Table3.E32" office:value-type="string">
            <text:p text:style-name="P2">3</text:p>
          </table:table-cell>
        </table:table-row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B = sreg + i4</text:p>
            <text:p text:style-name="P1">if B in [0..15]:</text:p>
            <text:p text:style-name="P1"><text:s text:c="4"/>dreg ← dreg &amp; ~(1 &lt;&lt; B)</text:p>
            <text:p text:style-name="P1">otherwise, no action</text:p>
          </table:table-cell>
          <table:table-cell table:style-name="Table3.A1" office:value-type="string">
            <text:p text:style-name="P1">opcode ← BTS:6</text:p>
            <text:p text:style-name="P1">Teeny ← 1</text:p>
            <text:p text:style-name="P1">Reg_1 ← dreg</text:p>
            <text:p text:style-name="P1">Reg_2 ← sreg</text:p>
            <text:p text:style-name="P1">Immed_4 ← i4</text:p>
          </table:table-cell>
          <table:table-cell table:style-name="Table3.D33" office:value-type="string">
            <text:p text:style-name="P2">T</text:p>
          </table:table-cell>
          <table:table-cell table:style-name="Table3.E33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BTF dreg, sreg</text:p>
          </table:table-cell>
          <table:table-cell table:style-name="Table3.A1" office:value-type="string">
            <text:p text:style-name="P1">B = sreg</text:p>
            <text:p text:style-name="P1">if B in [0..15]:</text:p>
            <text:p text:style-name="P1"><text:s text:c="4"/>dreg ← dreg ^ 1 &lt;&lt; B</text:p>
            <text:p text:style-name="P1">otherwise, no action</text:p>
          </table:table-cell>
          <table:table-cell table:style-name="Table3.A1" office:value-type="string">
            <text:p text:style-name="P1">opcode ← BTF:7</text:p>
            <text:p text:style-name="P1">Teeny ← 1</text:p>
            <text:p text:style-name="P1">Reg_1 ← dreg</text:p>
            <text:p text:style-name="P1">Reg_2 ← sreg</text:p>
            <text:p text:style-name="P1">Immed_4 ← 0</text:p>
          </table:table-cell>
          <table:table-cell table:style-name="Table3.D34" office:value-type="string">
            <text:p text:style-name="P2">T</text:p>
          </table:table-cell>
          <table:table-cell table:style-name="Table3.E34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1">BTF dreg, sreg + i16</text:p>
          </table:table-cell>
          <table:table-cell table:style-name="Table3.A1" office:value-type="string">
            <text:p text:style-name="P1">B = sreg + i16</text:p>
            <text:p text:style-name="P1">if B in [0..15]:</text:p>
            <text:p text:style-name="P1"><text:s text:c="4"/>dreg ← dreg ^ 1 &lt;&lt; B</text:p>
            <text:p text:style-name="P1">otherwise, no action</text:p>
          </table:table-cell>
          <table:table-cell table:style-name="Table3.A1" office:value-type="string">
            <text:p text:style-name="P1">opcode ← BTF:7</text:p>
            <text:p text:style-name="P1">Teeny ← 0</text:p>
            <text:p text:style-name="P1">Reg_1 ← dreg</text:p>
            <text:p text:style-name="P1">Reg_2 ← sreg</text:p>
            <text:p text:style-name="P1">Immed_16 ← i16</text:p>
          </table:table-cell>
          <table:table-cell table:style-name="Table3.D35" office:value-type="string">
            <text:p text:style-name="P2"/>
          </table:table-cell>
          <table:table-cell table:style-name="Table3.E35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1">BTF dreg, i16</text:p>
          </table:table-cell>
          <table:table-cell table:style-name="Table3.A1" office:value-type="string">
            <text:p text:style-name="P1">B = i16</text:p>
            <text:p text:style-name="P1">if B in [0..15]:</text:p>
            <text:p text:style-name="P1"><text:s text:c="4"/>dreg ← dreg ^ 1 &lt;&lt; B</text:p>
            <text:p text:style-name="P1">otherwise, no action</text:p>
          </table:table-cell>
          <table:table-cell table:style-name="Table3.A1" office:value-type="string">
            <text:p text:style-name="P1">opcode ← BTF:7</text:p>
            <text:p text:style-name="P1">Teeny ← 0</text:p>
            <text:p text:style-name="P1">Reg_1 ← dreg</text:p>
            <text:p text:style-name="P1">Reg_2 ← rZ</text:p>
            <text:p text:style-name="P1">Immed_16 ← i16</text:p>
          </table:table-cell>
          <table:table-cell table:style-name="Table3.D36" office:value-type="string">
            <text:p text:style-name="P2"/>
          </table:table-cell>
          <table:table-cell table:style-name="Table3.E36" office:value-type="string">
            <text:p text:style-name="P2">3</text:p>
          </table:table-cell>
        </table:table-row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B = sreg + i4</text:p>
            <text:p text:style-name="P1">if B in [0..15]:</text:p>
            <text:p text:style-name="P1"><text:s text:c="4"/>dreg ← dreg ^ 1 &lt;&lt; B</text:p>
            <text:p text:style-name="P1">otherwise, no action</text:p>
          </table:table-cell>
          <table:table-cell table:style-name="Table3.A1" office:value-type="string">
            <text:p text:style-name="P1">opcode ← BTF:7</text:p>
            <text:p text:style-name="P1">Teeny ← 1</text:p>
            <text:p text:style-name="P1">Reg_1 ← dreg</text:p>
            <text:p text:style-name="P1">Reg_2 ← sreg</text:p>
            <text:p text:style-name="P1">Immed_4 ← i4</text:p>
          </table:table-cell>
          <table:table-cell table:style-name="Table3.D37" office:value-type="string">
            <text:p text:style-name="P2">T</text:p>
          </table:table-cell>
          <table:table-cell table:style-name="Table3.E37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CAL sreg</text:p>
          </table:table-cell>
          <table:table-cell table:style-name="Table3.A1" office:value-type="string">
            <text:p text:style-name="P1">Addr = SP &amp; 0x7FFF</text:p>
            <text:p text:style-name="P1">mem[ Addr ] ← PC</text:p>
            <text:p text:style-name="P1">SP ← (SP - 1) &amp; 0x7FFF</text:p>
            <text:p text:style-name="P1">PC ← sreg</text:p>
          </table:table-cell>
          <table:table-cell table:style-name="Table3.A1" office:value-type="string">
            <text:p text:style-name="P1">opcode ← CALL:8</text:p>
            <text:p text:style-name="P1">Teeny ← 1</text:p>
            <text:p text:style-name="P1">Reg_2 ← sreg</text:p>
            <text:p text:style-name="P1">Immed_4 ← 0</text:p>
          </table:table-cell>
          <table:table-cell table:style-name="Table3.D38" office:value-type="string">
            <text:p text:style-name="P2">T</text:p>
          </table:table-cell>
          <table:table-cell table:style-name="Table3.E38" office:value-type="string">
            <text:p text:style-name="P2">8</text:p>
          </table:table-cell>
        </table:table-row>
        <table:table-row table:style-name="Table3.1">
          <table:table-cell table:style-name="Table3.A1" office:value-type="string">
            <text:p text:style-name="P1">CAL sreg + i16</text:p>
          </table:table-cell>
          <table:table-cell table:style-name="Table3.A1" office:value-type="string">
            <text:p text:style-name="P1">Addr = SP &amp; 0x7FFF</text:p>
            <text:p text:style-name="P1">mem[ Addr ] ← PC</text:p>
            <text:p text:style-name="P1">SP ← (SP - 1) &amp; 0x7FFF</text:p>
            <text:p text:style-name="P1">PC ← sreg + i16</text:p>
          </table:table-cell>
          <table:table-cell table:style-name="Table3.A1" office:value-type="string">
            <text:p text:style-name="P1">opcode ← CALL:8</text:p>
            <text:p text:style-name="P1">Teeny ← 0</text:p>
            <text:p text:style-name="P1">Reg_2 ← sreg</text:p>
            <text:p text:style-name="P1">Immed_16 ← i16</text:p>
          </table:table-cell>
          <table:table-cell table:style-name="Table3.D39" office:value-type="string">
            <text:p text:style-name="P2"/>
          </table:table-cell>
          <table:table-cell table:style-name="Table3.E39" office:value-type="string">
            <text:p text:style-name="P2">9</text:p>
          </table:table-cell>
        </table:table-row>
        <table:table-row table:style-name="Table3.1">
          <table:table-cell table:style-name="Table3.A1" office:value-type="string">
            <text:p text:style-name="P1">CAL i16</text:p>
          </table:table-cell>
          <table:table-cell table:style-name="Table3.A1" office:value-type="string">
            <text:p text:style-name="P1">Addr = SP &amp; 0x7FFF</text:p>
            <text:p text:style-name="P1">mem[ Addr ] ← PC</text:p>
            <text:p text:style-name="P1">SP ← (SP - 1) &amp; 0x7FFF</text:p>
            <text:p text:style-name="P1">PC ← i16</text:p>
          </table:table-cell>
          <table:table-cell table:style-name="Table3.A1" office:value-type="string">
            <text:p text:style-name="P1">opcode ← CALL:8</text:p>
            <text:p text:style-name="P1">Teeny ← 0</text:p>
            <text:p text:style-name="P1">Reg_2 ← rZ</text:p>
            <text:p text:style-name="P1">Immed_16 ← i16</text:p>
          </table:table-cell>
          <table:table-cell table:style-name="Table3.D40" office:value-type="string">
            <text:p text:style-name="P2"/>
          </table:table-cell>
          <table:table-cell table:style-name="Table3.E40" office:value-type="string">
            <text:p text:style-name="P2">10</text:p>
          </table:table-cell>
        </table:table-row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Addr = SP &amp; 0x7FFF</text:p>
            <text:p text:style-name="P1">mem[ Addr ] ← PC</text:p>
            <text:p text:style-name="P1">SP ← (SP - 1) &amp; 0x7FFF</text:p>
            <text:p text:style-name="P1">PC ← sreg + i4</text:p>
          </table:table-cell>
          <table:table-cell table:style-name="Table3.A1" office:value-type="string">
            <text:p text:style-name="P1">opcode ← CALL:8</text:p>
            <text:p text:style-name="P1">Teeny ← 1</text:p>
            <text:p text:style-name="P1">Reg_2 ← sreg</text:p>
            <text:p text:style-name="P1">Immed_4 ← i4</text:p>
          </table:table-cell>
          <table:table-cell table:style-name="Table3.D41" office:value-type="string">
            <text:p text:style-name="P2">T</text:p>
          </table:table-cell>
          <table:table-cell table:style-name="Table3.E4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T</text:p>
          </table:table-cell>
          <table:table-cell table:style-name="Table3.A1" office:value-type="string">
            <text:p text:style-name="P1">SP ← (SP + 1) &amp; 0x7FFF</text:p>
            <text:p text:style-name="P1">PC ← mem[ SP ]</text:p>
            <text:p text:style-name="P1"/>
          </table:table-cell>
          <table:table-cell table:style-name="Table3.A1" office:value-type="string">
            <text:p text:style-name="P1">opcode ← POP:4</text:p>
            <text:p text:style-name="P1">Teeny ← 1</text:p>
            <text:p text:style-name="P1">Reg_1 ← PC</text:p>
          </table:table-cell>
          <table:table-cell table:style-name="Table3.D42" office:value-type="string">
            <text:p text:style-name="P2">T, P</text:p>
          </table:table-cell>
          <table:table-cell table:style-name="Table3.E42" office:value-type="string">
            <text:p text:style-name="P2">11</text:p>
          </table:table-cell>
        </table:table-row>
        <table:table-row table:style-name="Table3.1">
          <table:table-cell table:style-name="Table3.A1" office:value-type="string">
            <text:p text:style-name="P1">CMP regA, regB </text:p>
          </table:table-cell>
          <table:table-cell table:style-name="Table3.A1" office:value-type="string">
            <text:p text:style-name="P1">Affects FLAG register by finding regA - regB</text:p>
          </table:table-cell>
          <table:table-cell table:style-name="Table3.A1" office:value-type="string">
            <text:p text:style-name="P1">opcode ← CMP:20</text:p>
            <text:p text:style-name="P1">teeny ← 1</text:p>
            <text:p text:style-name="P1">Reg_1 ← regA</text:p>
            <text:p text:style-name="P1">Reg_2 ← regB</text:p>
            <text:p text:style-name="P1">Immed_4 ← 0</text:p>
          </table:table-cell>
          <table:table-cell table:style-name="Table3.D43" office:value-type="string">
            <text:p text:style-name="P2">T</text:p>
          </table:table-cell>
          <table:table-cell table:style-name="Table3.E43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1">CMP regA, regB + i16</text:p>
          </table:table-cell>
          <table:table-cell table:style-name="Table3.A1" office:value-type="string">
            <text:p text:style-name="P1">Affects FLAG register by finding regA - (regB + i16)</text:p>
          </table:table-cell>
          <table:table-cell table:style-name="Table3.A1" office:value-type="string">
            <text:p text:style-name="P1">opcode ← CMP:20</text:p>
            <text:p text:style-name="P1">teeny ← 0</text:p>
            <text:p text:style-name="P1">Reg_1 ← regA</text:p>
            <text:p text:style-name="P1">Reg_2 ← regB</text:p>
            <text:p text:style-name="P1">Immed_16 ← i16</text:p>
          </table:table-cell>
          <table:table-cell table:style-name="Table3.D44" office:value-type="string">
            <text:p text:style-name="P2"/>
          </table:table-cell>
          <table:table-cell table:style-name="Table3.E44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1">CMP regA, i16</text:p>
          </table:table-cell>
          <table:table-cell table:style-name="Table3.A1" office:value-type="string">
            <text:p text:style-name="P1">Affects FLAG register by finding regA - i16</text:p>
          </table:table-cell>
          <table:table-cell table:style-name="Table3.A1" office:value-type="string">
            <text:p text:style-name="P1">opcode ← CMP:20</text:p>
            <text:p text:style-name="P1">teeny ← 0</text:p>
            <text:p text:style-name="P1">Reg_1 ← regA</text:p>
            <text:p text:style-name="P1">Reg_2 ← rZ</text:p>
            <text:p text:style-name="P1">Immed_16 ← i16</text:p>
          </table:table-cell>
          <table:table-cell table:style-name="Table3.D45" office:value-type="string">
            <text:p text:style-name="P2"/>
          </table:table-cell>
          <table:table-cell table:style-name="Table3.E45" office:value-type="string">
            <text:p text:style-name="P2">3</text:p>
          </table:table-cell>
        </table:table-row>
        <text:soft-page-break/>
        <table:table-row table:style-name="Table3.1">
          <table:table-cell table:style-name="Table3.A1" office:value-type="string">
            <text:p text:style-name="P1"><text:span text:style-name="T6">Unsupported</text:span></text:p>
          </table:table-cell>
          <table:table-cell table:style-name="Table3.A1" office:value-type="string">
            <text:p text:style-name="P1">Affects FLAG register by finding regA - (regB + i4)</text:p>
          </table:table-cell>
          <table:table-cell table:style-name="Table3.A1" office:value-type="string">
            <text:p text:style-name="P1">opcode ← CMP:20</text:p>
            <text:p text:style-name="P1">teeny ← 1</text:p>
            <text:p text:style-name="P1">Reg_1 ← regA</text:p>
            <text:p text:style-name="P1">Reg_2 ← regB</text:p>
            <text:p text:style-name="P1">Immed_4 ← i4</text:p>
          </table:table-cell>
          <table:table-cell table:style-name="Table3.D46" office:value-type="string">
            <text:p text:style-name="P2">T</text:p>
          </table:table-cell>
          <table:table-cell table:style-name="Table3.E46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JMP reg</text:p>
          </table:table-cell>
          <table:table-cell table:style-name="Table3.A1" office:value-type="string">
            <text:p text:style-name="P1"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0,0,0</text:p>
          </table:table-cell>
          <table:table-cell table:style-name="Table3.D47" office:value-type="string">
            <text:p text:style-name="P2">T</text:p>
          </table:table-cell>
          <table:table-cell table:style-name="Table3.E47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MP reg + i16</text:p>
          </table:table-cell>
          <table:table-cell table:style-name="Table3.A1" office:value-type="string">
            <text:p text:style-name="P1"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0,0,0</text:p>
            <text:p text:style-name="P1">Immed_16 ← i16</text:p>
          </table:table-cell>
          <table:table-cell table:style-name="Table3.D48" office:value-type="string">
            <text:p text:style-name="P2"/>
          </table:table-cell>
          <table:table-cell table:style-name="Table3.E48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MP i16</text:p>
          </table:table-cell>
          <table:table-cell table:style-name="Table3.A1" office:value-type="string">
            <text:p text:style-name="P1"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0,0,0</text:p>
            <text:p text:style-name="P1">Immed_16 ← i16</text:p>
          </table:table-cell>
          <table:table-cell table:style-name="Table3.D49" office:value-type="string">
            <text:p text:style-name="P2"/>
          </table:table-cell>
          <table:table-cell table:style-name="Table3.E49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E reg</text:p>
          </table:table-cell>
          <table:table-cell table:style-name="Table3.A1" office:value-type="string">
            <text:p text:style-name="P1">if FLAG[Z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1,0,0</text:p>
          </table:table-cell>
          <table:table-cell table:style-name="Table3.D50" office:value-type="string">
            <text:p text:style-name="P2">T</text:p>
          </table:table-cell>
          <table:table-cell table:style-name="Table3.E50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E reg + i16</text:p>
          </table:table-cell>
          <table:table-cell table:style-name="Table3.A1" office:value-type="string">
            <text:p text:style-name="P1">if FLAG[Z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1,0,0</text:p>
            <text:p text:style-name="P1">Immed_16 ← i16</text:p>
          </table:table-cell>
          <table:table-cell table:style-name="Table3.D51" office:value-type="string">
            <text:p text:style-name="P2"/>
          </table:table-cell>
          <table:table-cell table:style-name="Table3.E51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E i16</text:p>
          </table:table-cell>
          <table:table-cell table:style-name="Table3.A1" office:value-type="string">
            <text:p text:style-name="P1">if FLAG[Z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1,0,0</text:p>
            <text:p text:style-name="P1">Immed_16 ← i16</text:p>
          </table:table-cell>
          <table:table-cell table:style-name="Table3.D52" office:value-type="string">
            <text:p text:style-name="P2"/>
          </table:table-cell>
          <table:table-cell table:style-name="Table3.E52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NE reg</text:p>
          </table:table-cell>
          <table:table-cell table:style-name="Table3.A1" office:value-type="string">
            <text:p text:style-name="P1">if FLAG[L] or FLAG[G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0,1,1</text:p>
          </table:table-cell>
          <table:table-cell table:style-name="Table3.D53" office:value-type="string">
            <text:p text:style-name="P2">T</text:p>
          </table:table-cell>
          <table:table-cell table:style-name="Table3.E53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NE reg + i16</text:p>
          </table:table-cell>
          <table:table-cell table:style-name="Table3.A1" office:value-type="string">
            <text:p text:style-name="P1">if FLAG[L] or FLAG[G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0,1,1</text:p>
            <text:p text:style-name="P1">Immed_16 ← i16</text:p>
          </table:table-cell>
          <table:table-cell table:style-name="Table3.D54" office:value-type="string">
            <text:p text:style-name="P2"/>
          </table:table-cell>
          <table:table-cell table:style-name="Table3.E54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NE i16</text:p>
          </table:table-cell>
          <table:table-cell table:style-name="Table3.A1" office:value-type="string">
            <text:p text:style-name="P1">if FLAG[L] or FLAG[G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0,1,1</text:p>
            <text:p text:style-name="P1">Immed_16 ← i16</text:p>
          </table:table-cell>
          <table:table-cell table:style-name="Table3.D55" office:value-type="string">
            <text:p text:style-name="P2"/>
          </table:table-cell>
          <table:table-cell table:style-name="Table3.E55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L reg</text:p>
          </table:table-cell>
          <table:table-cell table:style-name="Table3.A1" office:value-type="string">
            <text:p text:style-name="P1">if FLAG[L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0,1,0</text:p>
          </table:table-cell>
          <table:table-cell table:style-name="Table3.D56" office:value-type="string">
            <text:p text:style-name="P2">T</text:p>
          </table:table-cell>
          <table:table-cell table:style-name="Table3.E56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L reg + i16</text:p>
          </table:table-cell>
          <table:table-cell table:style-name="Table3.A1" office:value-type="string">
            <text:p text:style-name="P1">if FLAG[L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0,1,0</text:p>
            <text:p text:style-name="P1">Immed_16 ← i16</text:p>
          </table:table-cell>
          <table:table-cell table:style-name="Table3.D57" office:value-type="string">
            <text:p text:style-name="P2"/>
          </table:table-cell>
          <table:table-cell table:style-name="Table3.E57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L i16</text:p>
          </table:table-cell>
          <table:table-cell table:style-name="Table3.A1" office:value-type="string">
            <text:p text:style-name="P1">if FLAG[L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0,1,0</text:p>
            <text:p text:style-name="P1">Immed_16 ← i16</text:p>
          </table:table-cell>
          <table:table-cell table:style-name="Table3.D58" office:value-type="string">
            <text:p text:style-name="P2"/>
          </table:table-cell>
          <table:table-cell table:style-name="Table3.E58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LE reg</text:p>
          </table:table-cell>
          <table:table-cell table:style-name="Table3.A1" office:value-type="string">
            <text:p text:style-name="P1">if FLAG[L] or FLAG[Z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1,1,0</text:p>
          </table:table-cell>
          <table:table-cell table:style-name="Table3.D59" office:value-type="string">
            <text:p text:style-name="P2">T</text:p>
          </table:table-cell>
          <table:table-cell table:style-name="Table3.E59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LE reg + i16</text:p>
          </table:table-cell>
          <table:table-cell table:style-name="Table3.A1" office:value-type="string">
            <text:p text:style-name="P1">if FLAG[L] or FLAG[Z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1,1,0</text:p>
            <text:p text:style-name="P1">Immed_16 ← i16</text:p>
          </table:table-cell>
          <table:table-cell table:style-name="Table3.D60" office:value-type="string">
            <text:p text:style-name="P2"/>
          </table:table-cell>
          <table:table-cell table:style-name="Table3.E60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LE i16</text:p>
          </table:table-cell>
          <table:table-cell table:style-name="Table3.A1" office:value-type="string">
            <text:p text:style-name="P1">if FLAG[L] or FLAG[Z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1,1,0</text:p>
            <text:p text:style-name="P1">Immed_16 ← i16</text:p>
          </table:table-cell>
          <table:table-cell table:style-name="Table3.D61" office:value-type="string">
            <text:p text:style-name="P2"/>
          </table:table-cell>
          <table:table-cell table:style-name="Table3.E61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G reg</text:p>
          </table:table-cell>
          <table:table-cell table:style-name="Table3.A1" office:value-type="string">
            <text:p text:style-name="P1">if FLAG[G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0,0,1</text:p>
          </table:table-cell>
          <table:table-cell table:style-name="Table3.D62" office:value-type="string">
            <text:p text:style-name="P2">T</text:p>
          </table:table-cell>
          <table:table-cell table:style-name="Table3.E62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G reg + i16</text:p>
          </table:table-cell>
          <table:table-cell table:style-name="Table3.A1" office:value-type="string">
            <text:p text:style-name="P1">if FLAG[G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0,0,1</text:p>
            <text:p text:style-name="P1">Immed_16 ← i16</text:p>
          </table:table-cell>
          <table:table-cell table:style-name="Table3.D63" office:value-type="string">
            <text:p text:style-name="P2"/>
          </table:table-cell>
          <table:table-cell table:style-name="Table3.E63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G i16</text:p>
          </table:table-cell>
          <table:table-cell table:style-name="Table3.A1" office:value-type="string">
            <text:p text:style-name="P1">if FLAG[G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0,0,1</text:p>
            <text:p text:style-name="P1">Immed_16 ← i16</text:p>
          </table:table-cell>
          <table:table-cell table:style-name="Table3.D64" office:value-type="string">
            <text:p text:style-name="P2"/>
          </table:table-cell>
          <table:table-cell table:style-name="Table3.E64" office:value-type="string">
            <text:p text:style-name="P2">14</text:p>
          </table:table-cell>
        </table:table-row>
        <table:table-row table:style-name="Table3.1">
          <table:table-cell table:style-name="Table3.A1" office:value-type="string">
            <text:p text:style-name="P1">JGE reg</text:p>
          </table:table-cell>
          <table:table-cell table:style-name="Table3.A1" office:value-type="string">
            <text:p text:style-name="P1">if FLAG[G] or FLAG[Z]:</text:p>
            <text:p text:style-name="P1"><text:s text:c="4"/>PC ← reg</text:p>
          </table:table-cell>
          <table:table-cell table:style-name="Table3.A1" office:value-type="string">
            <text:p text:style-name="P1">opcode ← JMP:21</text:p>
            <text:p text:style-name="P1">teeny ← 1</text:p>
            <text:p text:style-name="P1">Reg_1 ← reg</text:p>
            <text:p text:style-name="P1">C,Z,L,G ← 0,1,0,1</text:p>
          </table:table-cell>
          <table:table-cell table:style-name="Table3.D65" office:value-type="string">
            <text:p text:style-name="P2">T</text:p>
          </table:table-cell>
          <table:table-cell table:style-name="Table3.E65" office:value-type="string">
            <text:p text:style-name="P2">12</text:p>
          </table:table-cell>
        </table:table-row>
        <table:table-row table:style-name="Table3.1">
          <table:table-cell table:style-name="Table3.A1" office:value-type="string">
            <text:p text:style-name="P1">JGE reg + i16</text:p>
          </table:table-cell>
          <table:table-cell table:style-name="Table3.A1" office:value-type="string">
            <text:p text:style-name="P1">if FLAG[G] or FLAG[Z]:</text:p>
            <text:p text:style-name="P1"><text:s text:c="4"/>PC ← reg +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eg</text:p>
            <text:p text:style-name="P1">C,Z,L,G ← 0,1,0,1</text:p>
            <text:p text:style-name="P1">Immed_16 ← i16</text:p>
          </table:table-cell>
          <table:table-cell table:style-name="Table3.D66" office:value-type="string">
            <text:p text:style-name="P2"/>
          </table:table-cell>
          <table:table-cell table:style-name="Table3.E66" office:value-type="string">
            <text:p text:style-name="P2">13</text:p>
          </table:table-cell>
        </table:table-row>
        <table:table-row table:style-name="Table3.1">
          <table:table-cell table:style-name="Table3.A1" office:value-type="string">
            <text:p text:style-name="P1">JGE i16</text:p>
          </table:table-cell>
          <table:table-cell table:style-name="Table3.A1" office:value-type="string">
            <text:p text:style-name="P1">if FLAG[G] or FLAG[Z]:</text:p>
            <text:p text:style-name="P1"><text:s text:c="4"/>PC ← i16</text:p>
          </table:table-cell>
          <table:table-cell table:style-name="Table3.A1" office:value-type="string">
            <text:p text:style-name="P1">opcode ← JMP:21</text:p>
            <text:p text:style-name="P1">teeny ← 0</text:p>
            <text:p text:style-name="P1">Reg_1 ← rZ</text:p>
            <text:p text:style-name="P1">C,Z,L,G ← 0,1,0,1</text:p>
            <text:p text:style-name="P1">Immed_16 ← i16</text:p>
          </table:table-cell>
          <table:table-cell table:style-name="Table3.D67" office:value-type="string">
            <text:p text:style-name="P2"/>
          </table:table-cell>
          <table:table-cell table:style-name="Table3.E67" office:value-type="string">
            <text:p text:style-name="P2">14</text:p>
          </table:table-cell>
        </table:table-row>
        <text:soft-page-break/>
        <table:table-row table:style-name="Table3.1">
          <table:table-cell table:style-name="Table3.A1" office:value-type="string">
            <text:p text:style-name="P1">DJZ regA, regB</text:p>
          </table:table-cell>
          <table:table-cell table:style-name="Table3.A1" office:value-type="string">
            <text:p text:style-name="P1">regA ← regA - 1</text:p>
            <text:p text:style-name="P1">if regA == 0:</text:p>
            <text:p text:style-name="P1"><text:s text:c="4"/>PC ← regB</text:p>
          </table:table-cell>
          <table:table-cell table:style-name="Table3.A1" office:value-type="string">
            <text:p text:style-name="P1">opcode ← DJZ:22</text:p>
            <text:p text:style-name="P1">teeny ← 1</text:p>
            <text:p text:style-name="P1">Reg_1 ← regA</text:p>
            <text:p text:style-name="P1">Reg_2 ← regB</text:p>
            <text:p text:style-name="P1">Immed_4 ← 0</text:p>
          </table:table-cell>
          <table:table-cell table:style-name="Table3.D68" office:value-type="string">
            <text:p text:style-name="P2">T</text:p>
          </table:table-cell>
          <table:table-cell table:style-name="Table3.E68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1">DJZ regA, regB + i16</text:p>
          </table:table-cell>
          <table:table-cell table:style-name="Table3.A1" office:value-type="string">
            <text:p text:style-name="P1">regA ← regA - 1</text:p>
            <text:p text:style-name="P1">if regA == 0:</text:p>
            <text:p text:style-name="P1"><text:s text:c="4"/>PC ← regB + i16</text:p>
          </table:table-cell>
          <table:table-cell table:style-name="Table3.A1" office:value-type="string">
            <text:p text:style-name="P1">opcode ← DJZ:22</text:p>
            <text:p text:style-name="P1">teeny ← 0</text:p>
            <text:p text:style-name="P1">Reg_1 ← regA</text:p>
            <text:p text:style-name="P1">Reg_2 ← regB</text:p>
            <text:p text:style-name="P1">Immed_16 ← i16</text:p>
          </table:table-cell>
          <table:table-cell table:style-name="Table3.D69" office:value-type="string">
            <text:p text:style-name="P2"/>
          </table:table-cell>
          <table:table-cell table:style-name="Table3.E69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1">DJZ regA, i16</text:p>
          </table:table-cell>
          <table:table-cell table:style-name="Table3.A1" office:value-type="string">
            <text:p text:style-name="P1">regA ← regA - 1</text:p>
            <text:p text:style-name="P1">if regA == 0:</text:p>
            <text:p text:style-name="P1"><text:s text:c="4"/>PC ← i16</text:p>
          </table:table-cell>
          <table:table-cell table:style-name="Table3.A1" office:value-type="string">
            <text:p text:style-name="P1">opcode ← DJZ:22</text:p>
            <text:p text:style-name="P1">teeny ← 0</text:p>
            <text:p text:style-name="P1">Reg_1 ← regA</text:p>
            <text:p text:style-name="P1">Reg_2 ← rZ</text:p>
            <text:p text:style-name="P1">Immed_16 ← i16</text:p>
          </table:table-cell>
          <table:table-cell table:style-name="Table3.D70" office:value-type="string">
            <text:p text:style-name="P2"/>
          </table:table-cell>
          <table:table-cell table:style-name="Table3.E70" office:value-type="string">
            <text:p text:style-name="P2">3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6" meta:paragraph-count="707" meta:word-count="2277" meta:character-count="9128" meta:non-whitespace-character-count="7437"/>
    <meta:generator>LibreOfficeDev/6.0.5.2$Linux_X86_64 LibreOffice_project/</meta:generator>
  </office:meta>
</office:document-meta>
</file>